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66715061623643" calcext:value-type="float">
            <text:p>0.00266715061623643</text:p>
          </table:table-cell>
          <table:table-cell office:value-type="float" office:value="0.00563995805930963" calcext:value-type="float">
            <text:p>0.00563995805930963</text:p>
          </table:table-cell>
          <table:table-cell office:value-type="float" office:value="0.00321573251522588" calcext:value-type="float">
            <text:p>0.00321573251522588</text:p>
          </table:table-cell>
          <table:table-cell office:value-type="float" office:value="0.0115228411907719" calcext:value-type="float">
            <text:p>0.0115228411907719</text:p>
          </table:table-cell>
          <table:table-cell office:value-type="float" office:value="0.00384094706359065" calcext:value-type="float">
            <text:p>0.00384094706359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15740762175753" calcext:value-type="float">
            <text:p>0.00515740762175753</text:p>
          </table:table-cell>
          <table:table-cell office:value-type="float" office:value="0.00735633377297321" calcext:value-type="float">
            <text:p>0.00735633377297321</text:p>
          </table:table-cell>
          <table:table-cell office:value-type="float" office:value="0.00122569090699169" calcext:value-type="float">
            <text:p>0.00122569090699169</text:p>
          </table:table-cell>
          <table:table-cell office:value-type="float" office:value="0.0137394323017224" calcext:value-type="float">
            <text:p>0.0137394323017224</text:p>
          </table:table-cell>
          <table:table-cell office:value-type="float" office:value="0.00457981076724081" calcext:value-type="float">
            <text:p>0.0045798107672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89997820673331" calcext:value-type="float">
            <text:p>0.00989997820673331</text:p>
          </table:table-cell>
          <table:table-cell office:value-type="float" office:value="0.00229156138285922" calcext:value-type="float">
            <text:p>0.00229156138285922</text:p>
          </table:table-cell>
          <table:table-cell office:value-type="float" office:value="0.00299762745575986" calcext:value-type="float">
            <text:p>0.00299762745575986</text:p>
          </table:table-cell>
          <table:table-cell office:value-type="float" office:value="0.0151891670453524" calcext:value-type="float">
            <text:p>0.0151891670453524</text:p>
          </table:table-cell>
          <table:table-cell office:value-type="float" office:value="0.00506305568178413" calcext:value-type="float">
            <text:p>0.00506305568178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42718008301087" calcext:value-type="float">
            <text:p>0.00542718008301087</text:p>
          </table:table-cell>
          <table:table-cell office:value-type="float" office:value="0.00772700689174128" calcext:value-type="float">
            <text:p>0.00772700689174128</text:p>
          </table:table-cell>
          <table:table-cell office:value-type="float" office:value="0.0032896902877074" calcext:value-type="float">
            <text:p>0.0032896902877074</text:p>
          </table:table-cell>
          <table:table-cell office:value-type="float" office:value="0.0164438772624595" calcext:value-type="float">
            <text:p>0.0164438772624595</text:p>
          </table:table-cell>
          <table:table-cell office:value-type="float" office:value="0.00548129242081985" calcext:value-type="float">
            <text:p>0.00548129242081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19469613073015" calcext:value-type="float">
            <text:p>0.00719469613073015</text:p>
          </table:table-cell>
          <table:table-cell office:value-type="float" office:value="0.00748455347513638" calcext:value-type="float">
            <text:p>0.00748455347513638</text:p>
          </table:table-cell>
          <table:table-cell office:value-type="float" office:value="0.00365067772915853" calcext:value-type="float">
            <text:p>0.00365067772915853</text:p>
          </table:table-cell>
          <table:table-cell office:value-type="float" office:value="0.0183299273350251" calcext:value-type="float">
            <text:p>0.0183299273350251</text:p>
          </table:table-cell>
          <table:table-cell office:value-type="float" office:value="0.00610997577834169" calcext:value-type="float">
            <text:p>0.00610997577834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61558356222324" calcext:value-type="float">
            <text:p>0.00461558356222324</text:p>
          </table:table-cell>
          <table:table-cell office:value-type="float" office:value="0.00992898686915558" calcext:value-type="float">
            <text:p>0.00992898686915558</text:p>
          </table:table-cell>
          <table:table-cell office:value-type="float" office:value="0.00403992755302619" calcext:value-type="float">
            <text:p>0.00403992755302619</text:p>
          </table:table-cell>
          <table:table-cell office:value-type="float" office:value="0.018584497984405" calcext:value-type="float">
            <text:p>0.018584497984405</text:p>
          </table:table-cell>
          <table:table-cell office:value-type="float" office:value="0.00619483266146834" calcext:value-type="float">
            <text:p>0.00619483266146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15868935561595" calcext:value-type="float">
            <text:p>0.00415868935561595</text:p>
          </table:table-cell>
          <table:table-cell office:value-type="float" office:value="0.010637732991209" calcext:value-type="float">
            <text:p>0.010637732991209</text:p>
          </table:table-cell>
          <table:table-cell office:value-type="float" office:value="0.00438997522989567" calcext:value-type="float">
            <text:p>0.00438997522989567</text:p>
          </table:table-cell>
          <table:table-cell office:value-type="float" office:value="0.0191863975767206" calcext:value-type="float">
            <text:p>0.0191863975767206</text:p>
          </table:table-cell>
          <table:table-cell office:value-type="float" office:value="0.00639546585890687" calcext:value-type="float">
            <text:p>0.006395465858906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57763211744087" calcext:value-type="float">
            <text:p>0.00657763211744087</text:p>
          </table:table-cell>
          <table:table-cell office:value-type="float" office:value="0.0108292835030285" calcext:value-type="float">
            <text:p>0.0108292835030285</text:p>
          </table:table-cell>
          <table:table-cell office:value-type="float" office:value="0.00310537471165125" calcext:value-type="float">
            <text:p>0.00310537471165125</text:p>
          </table:table-cell>
          <table:table-cell office:value-type="float" office:value="0.0205122903321207" calcext:value-type="float">
            <text:p>0.0205122903321207</text:p>
          </table:table-cell>
          <table:table-cell office:value-type="float" office:value="0.00683743011070689" calcext:value-type="float">
            <text:p>0.00683743011070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10170603717971" calcext:value-type="float">
            <text:p>0.00810170603717971</text:p>
          </table:table-cell>
          <table:table-cell office:value-type="float" office:value="0.0119006236560337" calcext:value-type="float">
            <text:p>0.0119006236560337</text:p>
          </table:table-cell>
          <table:table-cell office:value-type="float" office:value="0.00364087291095296" calcext:value-type="float">
            <text:p>0.00364087291095296</text:p>
          </table:table-cell>
          <table:table-cell office:value-type="float" office:value="0.0236432026041663" calcext:value-type="float">
            <text:p>0.0236432026041663</text:p>
          </table:table-cell>
          <table:table-cell office:value-type="float" office:value="0.00788106753472211" calcext:value-type="float">
            <text:p>0.00788106753472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00555383892139" calcext:value-type="float">
            <text:p>0.00400555383892139</text:p>
          </table:table-cell>
          <table:table-cell office:value-type="float" office:value="0.0152338562738319" calcext:value-type="float">
            <text:p>0.0152338562738319</text:p>
          </table:table-cell>
          <table:table-cell office:value-type="float" office:value="0.00493862188643536" calcext:value-type="float">
            <text:p>0.00493862188643536</text:p>
          </table:table-cell>
          <table:table-cell office:value-type="float" office:value="0.0241780319991886" calcext:value-type="float">
            <text:p>0.0241780319991886</text:p>
          </table:table-cell>
          <table:table-cell office:value-type="float" office:value="0.00805934399972953" calcext:value-type="float">
            <text:p>0.00805934399972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81632374593984" calcext:value-type="float">
            <text:p>0.00481632374593984</text:p>
          </table:table-cell>
          <table:table-cell office:value-type="float" office:value="0.0132762846613633" calcext:value-type="float">
            <text:p>0.0132762846613633</text:p>
          </table:table-cell>
          <table:table-cell office:value-type="float" office:value="0.00628220373800027" calcext:value-type="float">
            <text:p>0.00628220373800027</text:p>
          </table:table-cell>
          <table:table-cell office:value-type="float" office:value="0.0243748121453034" calcext:value-type="float">
            <text:p>0.0243748121453034</text:p>
          </table:table-cell>
          <table:table-cell office:value-type="float" office:value="0.00812493738176781" calcext:value-type="float">
            <text:p>0.00812493738176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43516494808491" calcext:value-type="float">
            <text:p>0.00343516494808491</text:p>
          </table:table-cell>
          <table:table-cell office:value-type="float" office:value="0.0148757543305301" calcext:value-type="float">
            <text:p>0.0148757543305301</text:p>
          </table:table-cell>
          <table:table-cell office:value-type="float" office:value="0.00677338269885431" calcext:value-type="float">
            <text:p>0.00677338269885431</text:p>
          </table:table-cell>
          <table:table-cell office:value-type="float" office:value="0.0250843019774693" calcext:value-type="float">
            <text:p>0.0250843019774693</text:p>
          </table:table-cell>
          <table:table-cell office:value-type="float" office:value="0.00836143399248976" calcext:value-type="float">
            <text:p>0.0083614339924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2394151250383" calcext:value-type="float">
            <text:p>0.0202394151250383</text:p>
          </table:table-cell>
          <table:table-cell office:value-type="float" office:value="0.0136363400651712" calcext:value-type="float">
            <text:p>0.0136363400651712</text:p>
          </table:table-cell>
          <table:table-cell office:value-type="float" office:value="0.00395815242148468" calcext:value-type="float">
            <text:p>0.00395815242148468</text:p>
          </table:table-cell>
          <table:table-cell office:value-type="float" office:value="0.0378339076116942" calcext:value-type="float">
            <text:p>0.0378339076116942</text:p>
          </table:table-cell>
          <table:table-cell office:value-type="float" office:value="0.0126113025372314" calcext:value-type="float">
            <text:p>0.0126113025372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7411846121512" calcext:value-type="float">
            <text:p>0.0207411846121512</text:p>
          </table:table-cell>
          <table:table-cell office:value-type="float" office:value="0.0287454474034808" calcext:value-type="float">
            <text:p>0.0287454474034808</text:p>
          </table:table-cell>
          <table:table-cell office:value-type="float" office:value="0.00410804155678681" calcext:value-type="float">
            <text:p>0.00410804155678681</text:p>
          </table:table-cell>
          <table:table-cell office:value-type="float" office:value="0.0535946735724188" calcext:value-type="float">
            <text:p>0.0535946735724188</text:p>
          </table:table-cell>
          <table:table-cell office:value-type="float" office:value="0.0178648911908063" calcext:value-type="float">
            <text:p>0.0178648911908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5118704393076" calcext:value-type="float">
            <text:p>0.0225118704393076</text:p>
          </table:table-cell>
          <table:table-cell office:value-type="float" office:value="0.0231076205138348" calcext:value-type="float">
            <text:p>0.0231076205138348</text:p>
          </table:table-cell>
          <table:table-cell office:value-type="float" office:value="0.0160266661937202" calcext:value-type="float">
            <text:p>0.0160266661937202</text:p>
          </table:table-cell>
          <table:table-cell office:value-type="float" office:value="0.0616461571468626" calcext:value-type="float">
            <text:p>0.0616461571468626</text:p>
          </table:table-cell>
          <table:table-cell office:value-type="float" office:value="0.0205487190489542" calcext:value-type="float">
            <text:p>0.02054871904895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2.3.11</text:p>
          </table:table-cell>
          <table:table-cell office:value-type="float" office:value="3.11" calcext:value-type="float">
            <text:p>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2.3.11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34575505844448" calcext:value-type="float">
            <text:p>0.0434575505844448</text:p>
          </table:table-cell>
          <table:table-cell office:value-type="float" office:value="0.134024530340938" calcext:value-type="float">
            <text:p>0.134024530340938</text:p>
          </table:table-cell>
          <table:table-cell office:value-type="float" office:value="0.0136882282446752" calcext:value-type="float">
            <text:p>0.0136882282446752</text:p>
          </table:table-cell>
          <table:table-cell office:value-type="float" office:value="0.191170309170058" calcext:value-type="float">
            <text:p>0.191170309170058</text:p>
          </table:table-cell>
          <table:table-cell office:value-type="float" office:value="0.0637234363900192" calcext:value-type="float">
            <text:p>0.0637234363900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8160051162929" calcext:value-type="float">
            <text:p>0.0478160051162929</text:p>
          </table:table-cell>
          <table:table-cell office:value-type="float" office:value="0.126479046744677" calcext:value-type="float">
            <text:p>0.126479046744677</text:p>
          </table:table-cell>
          <table:table-cell office:value-type="float" office:value="0.0171642927209918" calcext:value-type="float">
            <text:p>0.0171642927209918</text:p>
          </table:table-cell>
          <table:table-cell office:value-type="float" office:value="0.191459344581962" calcext:value-type="float">
            <text:p>0.191459344581962</text:p>
          </table:table-cell>
          <table:table-cell office:value-type="float" office:value="0.0638197815273207" calcext:value-type="float">
            <text:p>0.0638197815273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4179909065305" calcext:value-type="float">
            <text:p>0.0474179909065305</text:p>
          </table:table-cell>
          <table:table-cell office:value-type="float" office:value="0.134287015582832" calcext:value-type="float">
            <text:p>0.134287015582832</text:p>
          </table:table-cell>
          <table:table-cell office:value-type="float" office:value="0.0123753714838857" calcext:value-type="float">
            <text:p>0.0123753714838857</text:p>
          </table:table-cell>
          <table:table-cell office:value-type="float" office:value="0.194080377973248" calcext:value-type="float">
            <text:p>0.194080377973248</text:p>
          </table:table-cell>
          <table:table-cell office:value-type="float" office:value="0.0646934593244159" calcext:value-type="float">
            <text:p>0.064693459324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737447826664" calcext:value-type="float">
            <text:p>0.046737447826664</text:p>
          </table:table-cell>
          <table:table-cell office:value-type="float" office:value="0.134776523219531" calcext:value-type="float">
            <text:p>0.134776523219531</text:p>
          </table:table-cell>
          <table:table-cell office:value-type="float" office:value="0.0158530794739745" calcext:value-type="float">
            <text:p>0.0158530794739745</text:p>
          </table:table-cell>
          <table:table-cell office:value-type="float" office:value="0.197367050520169" calcext:value-type="float">
            <text:p>0.197367050520169</text:p>
          </table:table-cell>
          <table:table-cell office:value-type="float" office:value="0.0657890168400564" calcext:value-type="float">
            <text:p>0.0657890168400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1672144936994" calcext:value-type="float">
            <text:p>0.0551672144936994</text:p>
          </table:table-cell>
          <table:table-cell office:value-type="float" office:value="0.127980961542826" calcext:value-type="float">
            <text:p>0.127980961542826</text:p>
          </table:table-cell>
          <table:table-cell office:value-type="float" office:value="0.0172219303654143" calcext:value-type="float">
            <text:p>0.0172219303654143</text:p>
          </table:table-cell>
          <table:table-cell office:value-type="float" office:value="0.200370106401939" calcext:value-type="float">
            <text:p>0.200370106401939</text:p>
          </table:table-cell>
          <table:table-cell office:value-type="float" office:value="0.0667900354673131" calcext:value-type="float">
            <text:p>0.0667900354673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2504760179588" calcext:value-type="float">
            <text:p>0.0312504760179588</text:p>
          </table:table-cell>
          <table:table-cell office:value-type="float" office:value="0.155475336487313" calcext:value-type="float">
            <text:p>0.155475336487313</text:p>
          </table:table-cell>
          <table:table-cell office:value-type="float" office:value="0.0137130641176262" calcext:value-type="float">
            <text:p>0.0137130641176262</text:p>
          </table:table-cell>
          <table:table-cell office:value-type="float" office:value="0.200438876622898" calcext:value-type="float">
            <text:p>0.200438876622898</text:p>
          </table:table-cell>
          <table:table-cell office:value-type="float" office:value="0.0668129588742994" calcext:value-type="float">
            <text:p>0.0668129588742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31486285147094" calcext:value-type="float">
            <text:p>0.0531486285147094</text:p>
          </table:table-cell>
          <table:table-cell office:value-type="float" office:value="0.13050147601053" calcext:value-type="float">
            <text:p>0.13050147601053</text:p>
          </table:table-cell>
          <table:table-cell office:value-type="float" office:value="0.0171671779569948" calcext:value-type="float">
            <text:p>0.0171671779569948</text:p>
          </table:table-cell>
          <table:table-cell office:value-type="float" office:value="0.200817282482234" calcext:value-type="float">
            <text:p>0.200817282482234</text:p>
          </table:table-cell>
          <table:table-cell office:value-type="float" office:value="0.0669390941607448" calcext:value-type="float">
            <text:p>0.06693909416074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8781560067122" calcext:value-type="float">
            <text:p>0.0488781560067122</text:p>
          </table:table-cell>
          <table:table-cell office:value-type="float" office:value="0.135692037047673" calcext:value-type="float">
            <text:p>0.135692037047673</text:p>
          </table:table-cell>
          <table:table-cell office:value-type="float" office:value="0.018114229564668" calcext:value-type="float">
            <text:p>0.018114229564668</text:p>
          </table:table-cell>
          <table:table-cell office:value-type="float" office:value="0.202684422619054" calcext:value-type="float">
            <text:p>0.202684422619054</text:p>
          </table:table-cell>
          <table:table-cell office:value-type="float" office:value="0.0675614742063512" calcext:value-type="float">
            <text:p>0.0675614742063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82023147508517" calcext:value-type="float">
            <text:p>0.0482023147508517</text:p>
          </table:table-cell>
          <table:table-cell office:value-type="float" office:value="0.13537957148322" calcext:value-type="float">
            <text:p>0.13537957148322</text:p>
          </table:table-cell>
          <table:table-cell office:value-type="float" office:value="0.0204337129173944" calcext:value-type="float">
            <text:p>0.0204337129173944</text:p>
          </table:table-cell>
          <table:table-cell office:value-type="float" office:value="0.204015599151466" calcext:value-type="float">
            <text:p>0.204015599151466</text:p>
          </table:table-cell>
          <table:table-cell office:value-type="float" office:value="0.0680051997171555" calcext:value-type="float">
            <text:p>0.0680051997171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28956852737788" calcext:value-type="float">
            <text:p>0.0528956852737788</text:p>
          </table:table-cell>
          <table:table-cell office:value-type="float" office:value="0.138704578623963" calcext:value-type="float">
            <text:p>0.138704578623963</text:p>
          </table:table-cell>
          <table:table-cell office:value-type="float" office:value="0.0155077265640305" calcext:value-type="float">
            <text:p>0.0155077265640305</text:p>
          </table:table-cell>
          <table:table-cell office:value-type="float" office:value="0.207107990461772" calcext:value-type="float">
            <text:p>0.207107990461772</text:p>
          </table:table-cell>
          <table:table-cell office:value-type="float" office:value="0.0690359968205908" calcext:value-type="float">
            <text:p>0.0690359968205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44295441259723" calcext:value-type="float">
            <text:p>0.0544295441259723</text:p>
          </table:table-cell>
          <table:table-cell office:value-type="float" office:value="0.136711343314785" calcext:value-type="float">
            <text:p>0.136711343314785</text:p>
          </table:table-cell>
          <table:table-cell office:value-type="float" office:value="0.0171550777205813" calcext:value-type="float">
            <text:p>0.0171550777205813</text:p>
          </table:table-cell>
          <table:table-cell office:value-type="float" office:value="0.208295965161338" calcext:value-type="float">
            <text:p>0.208295965161338</text:p>
          </table:table-cell>
          <table:table-cell office:value-type="float" office:value="0.0694319883871127" calcext:value-type="float">
            <text:p>0.0694319883871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4753354259163" calcext:value-type="float">
            <text:p>0.0474753354259163</text:p>
          </table:table-cell>
          <table:table-cell office:value-type="float" office:value="0.147916702030857" calcext:value-type="float">
            <text:p>0.147916702030857</text:p>
          </table:table-cell>
          <table:table-cell office:value-type="float" office:value="0.0148207873721428" calcext:value-type="float">
            <text:p>0.0148207873721428</text:p>
          </table:table-cell>
          <table:table-cell office:value-type="float" office:value="0.210212824828916" calcext:value-type="float">
            <text:p>0.210212824828916</text:p>
          </table:table-cell>
          <table:table-cell office:value-type="float" office:value="0.0700709416096388" calcext:value-type="float">
            <text:p>0.0700709416096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8789152336567" calcext:value-type="float">
            <text:p>0.0568789152336567</text:p>
          </table:table-cell>
          <table:table-cell office:value-type="float" office:value="0.135551169298912" calcext:value-type="float">
            <text:p>0.135551169298912</text:p>
          </table:table-cell>
          <table:table-cell office:value-type="float" office:value="0.0191504564875484" calcext:value-type="float">
            <text:p>0.0191504564875484</text:p>
          </table:table-cell>
          <table:table-cell office:value-type="float" office:value="0.211580541020117" calcext:value-type="float">
            <text:p>0.211580541020117</text:p>
          </table:table-cell>
          <table:table-cell office:value-type="float" office:value="0.0705268470067056" calcext:value-type="float">
            <text:p>0.0705268470067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03637577558396" calcext:value-type="float">
            <text:p>0.0703637577558396</text:p>
          </table:table-cell>
          <table:table-cell office:value-type="float" office:value="0.138040840271076" calcext:value-type="float">
            <text:p>0.138040840271076</text:p>
          </table:table-cell>
          <table:table-cell office:value-type="float" office:value="0.0179313467443749" calcext:value-type="float">
            <text:p>0.0179313467443749</text:p>
          </table:table-cell>
          <table:table-cell office:value-type="float" office:value="0.226335944771291" calcext:value-type="float">
            <text:p>0.226335944771291</text:p>
          </table:table-cell>
          <table:table-cell office:value-type="float" office:value="0.0754453149237636" calcext:value-type="float">
            <text:p>0.0754453149237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738304549535" calcext:value-type="float">
            <text:p>0.071738304549535</text:p>
          </table:table-cell>
          <table:table-cell office:value-type="float" office:value="0.150330055603817" calcext:value-type="float">
            <text:p>0.150330055603817</text:p>
          </table:table-cell>
          <table:table-cell office:value-type="float" office:value="0.0274923494100395" calcext:value-type="float">
            <text:p>0.0274923494100395</text:p>
          </table:table-cell>
          <table:table-cell office:value-type="float" office:value="0.249560709563392" calcext:value-type="float">
            <text:p>0.249560709563392</text:p>
          </table:table-cell>
          <table:table-cell office:value-type="float" office:value="0.0831869031877972" calcext:value-type="float">
            <text:p>0.08318690318779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3///2.11</text:p>
          </table:table-cell>
          <table:table-cell office:value-type="string" calcext:value-type="string">
            <text:p>///3.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//2,1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Sheet1.A1:Sheet1.F16">
          <table:sort>
            <table:sort-by table:field-number="5" table:data-type="automatic"/>
          </table:sort>
        </table:database-range>
        <table:database-range table:name="__Anonymous_Sheet_DB__1" table:target-range-address="Sheet2.A1:Sheet2.F1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4:45:30.117864600</meta:creation-date>
    <dc:date>2026-04-10T14:58:50.932163182</dc:date>
    <meta:editing-duration>PT3M7S</meta:editing-duration>
    <meta:editing-cycles>1</meta:editing-cycles>
    <meta:document-statistic meta:table-count="2" meta:cell-count="202" meta:object-count="0"/>
    <meta:generator>LibreOffice/25.2.3.2$Linux_X86_64 LibreOffice_project/520$Build-2</meta:generator>
  </office:meta>
</office:document-meta>
</file>